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4c74" officeooo:paragraph-rsid="001a4c74"/>
    </style:style>
    <style:style style:name="P2" style:family="paragraph" style:parent-style-name="Standard">
      <style:text-properties officeooo:rsid="001b6e60" officeooo:paragraph-rsid="001b6e60"/>
    </style:style>
    <style:style style:name="P3" style:family="paragraph" style:parent-style-name="Standard">
      <style:text-properties officeooo:rsid="001c0cc7" officeooo:paragraph-rsid="001c0cc7"/>
    </style:style>
    <style:style style:name="P4" style:family="paragraph" style:parent-style-name="Standard">
      <style:text-properties officeooo:rsid="001ecc7f" officeooo:paragraph-rsid="001ecc7f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cc7f" officeooo:paragraph-rsid="001ecc7f"/>
    </style:style>
    <style:style style:name="T1" style:family="text">
      <style:text-properties officeooo:rsid="001d3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attenbahnhof 1</text:p>
      <text:p text:style-name="P1"/>
      <text:p text:style-name="P1">S11, links<text:line-break/>S12, links<text:line-break/>S13, links<text:line-break/>S14, rechts<text:line-break/>S15, rechts<text:line-break/>S16, rechts</text:p>
      <text:p text:style-name="P1"/>
      <text:p text:style-name="P1">S21, links </text:p>
      <text:p text:style-name="P1">S22, links </text:p>
      <text:p text:style-name="P1">S23, links</text:p>
      <text:p text:style-name="P1">S24, rechts </text:p>
      <text:p text:style-name="P1">S25, rechts</text:p>
      <text:p text:style-name="P1">S26, rechts</text:p>
      <text:p text:style-name="P1"/>
      <text:p text:style-name="P2">8 Gleise, mit je drei Bereichen: <text:tab/><text:tab/>24 Kontaktstellen</text:p>
      <text:p text:style-name="P2">4 Weichenstrassen mit Lichtschranke: <text:tab/>4 Kontaktstellen</text:p>
      <text:p text:style-name="P3">rechter Zubringer bis Weichte (unten):<text:tab/>1 Kontaktstelle</text:p>
      <text:p text:style-name="P3">ab Weiche zum Bahnhof <text:span text:style-name="T1">(Paradestrecke)</text:span>:<text:tab/>1 Kontaktstelle</text:p>
      <text:p text:style-name="P4">6 Gleise im Bahnhof, je drei Bereiche:<text:tab/>18 Kontaktstellen</text:p>
      <text:p text:style-name="P4">Ausfahrt links Bahnhof bis Abzweig 1:<text:tab/>1 Kontaktstelle</text:p>
      <text:p text:style-name="P4">Abzweig 1 bis Abzweig 2:<text:tab/><text:tab/><text:tab/>1 Kontaktstelle</text:p>
      <text:p text:style-name="P4">Abzweig 2 bis Schattenbahnhof:<text:tab/><text:tab/>1 Kontaktstelle</text:p>
      <text:p text:style-name="P4">4 Weichenstrapen im Bahnhof:<text:tab/><text:tab/>4 Kontaktstellen</text:p>
      <text:p text:style-name="P4">obere Bahnhof rechts bis Schattenbhf 2:<text:tab/>1 Kontaktstelle</text:p>
      <text:p text:style-name="P4">Schattenbahnhof #2, 2 Gleise:<text:tab/><text:tab/>6 Kontaktstellen</text:p>
      <text:p text:style-name="P4">Schattenbhf #2 raus bis Nebenbahnhof:<text:tab/>1 Kontaktstelle</text:p>
      <text:p text:style-name="P4">Segmendrehschreibe:<text:tab/><text:tab/><text:tab/><text:tab/>2 Kontaktstellen</text:p>
      <text:p text:style-name="P4">3 Gleise:<text:tab/><text:tab/><text:tab/><text:tab/><text:tab/>9 Kontaktstellen</text:p>
      <text:p text:style-name="P5">2 Weichenstraßen<text:tab/><text:tab/><text:tab/><text:tab/>2 Kontaktstellen</text:p>
      <text:p text:style-name="P4">Summe: 76 Kontaktstellen</text:p>
      <text:p text:style-name="P4"/>
      <text:p text:style-name="P4">5 * 16 Melder: 80 Stk verfügbar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1:32:57.529000000</meta:creation-date>
    <dc:date>2017-06-26T21:43:23.388000000</dc:date>
    <meta:editing-duration>PT10M25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5" meta:word-count="132" meta:character-count="924" meta:non-whitespace-character-count="796"/>
  </office:meta>
</office:document-meta>
</file>